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0972in" fo:margin-left="-0.0486in" style:page-number="auto" table:align="left" style:writing-mode="lr-tb"/>
    </style:style>
    <style:style style:name="Table1.A" style:family="table-column">
      <style:table-column-properties style:column-width="3.4944in"/>
    </style:style>
    <style:style style:name="Table1.B" style:family="table-column">
      <style:table-column-properties style:column-width="2.6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1rmal">
      <style:paragraph-properties style:snap-to-layout-grid="false"/>
    </style:style>
    <style:style style:name="P3" style:family="paragraph" style:parent-style-name="N1rmal">
      <style:text-properties fo:language="es" fo:country="MX"/>
    </style:style>
    <style:style style:name="P4" style:family="paragraph" style:parent-style-name="N1rmal">
      <style:text-properties fo:language="es" fo:country="MX" fo:font-weight="bold" style:font-weight-asian="bold" style:font-weight-complex="bold"/>
    </style:style>
    <style:style style:name="P5" style:family="paragraph" style:parent-style-name="N1rmal">
      <style:paragraph-properties fo:text-align="end" style:justify-single-word="false" style:snap-to-layout-grid="false"/>
      <style:text-properties fo:language="es" fo:country="MX" fo:font-weight="bold" style:font-weight-asian="bold" style:font-weight-complex="bold"/>
    </style:style>
    <style:style style:name="P6" style:family="paragraph" style:parent-style-name="N1rmal">
      <style:paragraph-properties style:snap-to-layout-grid="false"/>
      <style:text-properties fo:language="es" fo:country="MX"/>
    </style:style>
    <style:style style:name="P7" style:family="paragraph" style:parent-style-name="N1rmal">
      <style:paragraph-properties fo:text-align="end" style:justify-single-word="false" style:snap-to-layout-grid="false"/>
      <style:text-properties fo:language="es" fo:country="MX"/>
    </style:style>
    <style:style style:name="P8" style:family="paragraph" style:parent-style-name="N1rmal">
      <style:paragraph-properties fo:text-align="center" style:justify-single-word="false"/>
      <style:text-properties fo:language="es" fo:country="MX"/>
    </style:style>
    <style:style style:name="P9" style:family="paragraph" style:parent-style-name="N1rmal">
      <style:text-properties fo:language="es" fo:country="MX" text:display="none"/>
    </style:style>
    <style:style style:name="P10" style:family="paragraph" style:parent-style-name="N1rmal">
      <style:text-properties fo:language="fr" fo:country="FR"/>
    </style:style>
    <style:style style:name="P11" style:family="paragraph" style:parent-style-name="N1rmal">
      <style:paragraph-properties fo:text-align="center" style:justify-single-word="false"/>
      <style:text-properties style:font-name="Arial" fo:font-size="14pt" fo:language="es" fo:country="MX" fo:font-weight="bold" style:font-size-asian="14pt" style:font-weight-asian="bold" style:font-name-complex="Arial" style:font-weight-complex="bold"/>
    </style:style>
    <style:style style:name="P12" style:family="paragraph" style:parent-style-name="N1rmal">
      <style:paragraph-properties fo:margin-left="1in" fo:margin-right="0in" fo:text-indent="-1in" style:auto-text-indent="false" style:snap-to-layout-grid="false"/>
      <style:text-properties fo:language="es" fo:country="MX" fo:font-weight="bold" style:font-weight-asian="bold" style:font-weight-complex="bold"/>
    </style:style>
    <style:style style:name="P13" style:family="paragraph" style:parent-style-name="N1rmal">
      <style:paragraph-properties fo:text-align="center" style:justify-single-word="false" fo:break-before="page"/>
      <style:text-properties style:font-name="Arial" fo:font-size="14pt" fo:language="es" fo:country="MX" fo:font-weight="bold" style:font-size-asian="14pt" style:font-weight-asian="bold" style:font-name-complex="Arial" style:font-weight-complex="bold"/>
    </style:style>
    <style:style style:name="P14" style:family="paragraph" style:parent-style-name="N1rmal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fo:language="es" fo:country="MX" fo:font-weight="bold" style:font-weight-asian="bold" style:font-weight-complex="bold"/>
    </style:style>
    <style:style style:name="P15" style:family="paragraph" style:parent-style-name="N1rmal">
      <style:paragraph-properties fo:margin-left="0.3937in" fo:margin-right="0in" fo:text-indent="-0.3937in" style:auto-text-indent="false"/>
    </style:style>
    <style:style style:name="P16" style:family="paragraph" style:parent-style-name="N1rmal">
      <style:paragraph-properties fo:margin-left="0.3937in" fo:margin-right="0in" fo:text-indent="-0.3937in" style:auto-text-indent="false"/>
      <style:text-properties fo:language="es" fo:country="MX"/>
    </style:style>
    <style:style style:name="P17" style:family="paragraph" style:parent-style-name="N1rmal">
      <style:paragraph-properties fo:margin-left="0.3937in" fo:margin-right="0in" fo:text-align="center" style:justify-single-word="false" fo:text-indent="-0.3937in" style:auto-text-indent="false"/>
      <style:text-properties fo:language="es" fo:country="MX" fo:font-weight="bold" style:font-weight-asian="bold" style:font-weight-complex="bold"/>
    </style:style>
    <style:style style:name="P18" style:family="paragraph" style:parent-style-name="N1rmal">
      <style:paragraph-properties fo:margin-left="0.3937in" fo:margin-right="0in" fo:text-indent="0in" style:auto-text-indent="false"/>
    </style:style>
    <style:style style:name="P19" style:family="paragraph" style:parent-style-name="N1rmal">
      <style:paragraph-properties fo:margin-left="0.3937in" fo:margin-right="0in" fo:text-indent="0in" style:auto-text-indent="false"/>
      <style:text-properties fo:language="es" fo:country="MX"/>
    </style:style>
    <style:style style:name="P20" style:family="paragraph" style:parent-style-name="N1rmal">
      <style:paragraph-properties fo:margin-left="0.3937in" fo:margin-right="0in" fo:text-indent="0in" style:auto-text-indent="false"/>
      <style:text-properties fo:font-size="12pt" fo:language="es" fo:country="MX" style:font-size-asian="12pt" style:font-size-complex="12pt"/>
    </style:style>
    <style:style style:name="P21" style:family="paragraph" style:parent-style-name="N1rmal">
      <style:paragraph-properties fo:margin-left="0.3937in" fo:margin-right="0in" fo:text-align="start" style:justify-single-word="false" fo:orphans="2" fo:widows="2" fo:hyphenation-ladder-count="no-limit" fo:text-indent="0in" style:auto-text-indent="false" style:writing-mode="lr-tb"/>
      <style:text-properties style:use-window-font-color="true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22" style:family="paragraph" style:parent-style-name="N1rmal">
      <style:paragraph-properties fo:padding-left="0.0555in" fo:padding-right="0.0555in" fo:padding-top="0.0138in" fo:padding-bottom="0.0138in" fo:border="0.51pt solid #000000"/>
    </style:style>
    <style:style style:name="P23" style:family="paragraph" style:parent-style-name="N1rmal">
      <style:paragraph-properties fo:margin-left="0.7874in" fo:margin-right="0in" fo:text-indent="-0.3937in" style:auto-text-indent="false"/>
      <style:text-properties fo:language="es" fo:country="MX"/>
    </style:style>
    <style:style style:name="P24" style:family="paragraph" style:parent-style-name="N1rmal">
      <style:paragraph-properties fo:margin-left="0in" fo:margin-right="0in" fo:text-indent="0.5in" style:auto-text-indent="false"/>
      <style:text-properties fo:language="es" fo:country="MX"/>
    </style:style>
    <style:style style:name="P25" style:family="paragraph" style:parent-style-name="Text_20_body_20_indent">
      <style:text-properties fo:language="es" fo:country="MX"/>
    </style:style>
    <style:style style:name="P26" style:family="paragraph" style:parent-style-name="N1rmal">
      <style:text-properties fo:language="es" fo:country="MX" fo:font-weight="bold" style:font-weight-asian="bold" style:font-weight-complex="bold"/>
    </style:style>
    <style:style style:name="T1" style:family="text">
      <style:text-properties fo:language="es" fo:country="MX"/>
    </style:style>
    <style:style style:name="T2" style:family="text">
      <style:text-properties fo:language="es" fo:country="MX" fo:font-weight="bold" style:font-weight-asian="bold" style:font-weight-complex="bold"/>
    </style:style>
    <style:style style:name="T3" style:family="text">
      <style:text-properties fo:language="es" fo:country="MX" fo:font-style="italic" style:font-style-asian="italic" style:font-style-complex="italic"/>
    </style:style>
    <style:style style:name="T4" style:family="text">
      <style:text-properties fo:language="es" fo:country="MX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s" fo:country="MX" fo:font-style="normal" style:font-style-asian="normal" style:font-style-complex="normal"/>
    </style:style>
    <style:style style:name="T6" style:family="text">
      <style:text-properties fo:language="es" fo:country="MX" officeooo:rsid="00092e8d"/>
    </style:style>
    <style:style style:name="T7" style:family="text">
      <style:text-properties fo:language="es" fo:country="MX" officeooo:rsid="000b4d9d"/>
    </style:style>
    <style:style style:name="T8" style:family="text">
      <style:text-properties fo:language="es" fo:country="MX" officeooo:rsid="000bfb3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41af" style:font-style-asian="italic" style:font-style-complex="italic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officeooo:rsid="000cf7f0" style:font-weight-asian="normal"/>
    </style:style>
    <style:style style:name="T13" style:family="text">
      <style:text-properties fo:language="fr" fo:country="FR"/>
    </style:style>
    <style:style style:name="T14" style:family="text">
      <style:text-properties officeooo:rsid="00092e8d"/>
    </style:style>
    <style:style style:name="T15" style:family="text">
      <style:text-properties officeooo:rsid="000d41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ITAM – Departamento de Ciencia Política</text:p>
          </table:table-cell>
          <table:table-cell table:style-name="Table1.A1" office:value-type="string">
            <text:p text:style-name="P5"><text:span text:style-name="T14">Primavera</text:span> 201<text:span text:style-name="T14">7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POLITICA COMPARADA II</text:p>
          </table:table-cell>
          <table:table-cell table:style-name="Table1.A1" office:value-type="string">
            <text:p text:style-name="P7">Martes y jueves 1<text:span text:style-name="T14">0</text:span>:00 a 1<text:span text:style-name="T14">1</text:span>:30</text:p>
          </table:table-cell>
        </table:table-row>
        <table:table-row table:style-name="Table1.1">
          <table:table-cell table:style-name="Table1.A1" office:value-type="string">
            <text:p text:style-name="P2"><text:span text:style-name="T1">Eric Magar (</text:span><text:a xlink:type="simple" xlink:href="mailto:emagar@itam.mx" text:style-name="Internet_20_link" text:visited-style-name="Visited_20_Internet_20_Link"><text:span text:style-name="Internet_20_link"><text:span text:style-name="T1">emagar@itam.mx</text:span></text:span></text:a><text:span text:style-name="T1">)</text:span></text:p>
          </table:table-cell>
          <table:table-cell table:style-name="Table1.A1" office:value-type="string">
            <text:p text:style-name="P7">Salón <text:span text:style-name="T14">11</text:span>1 de Río Hondo</text:p>
          </table:table-cell>
        </table:table-row>
      </table:table>
      <text:p text:style-name="N1rmal"/>
      <text:p text:style-name="P3"/>
      <text:p text:style-name="P3"/>
      <text:p text:style-name="P3"/>
      <text:p text:style-name="N1rmal"><text:span text:style-name="T3">Aviso</text:span><text:span text:style-name="T1">: Es tarea del alumno leer el material (tanto el que aparece en este temario como el que puedo añadir antes de cualquier clase) previo a la fecha indicada. <text:s/>Mi cátedra da por sentado que lo ha hecho, cubriendo sólo una parte de cada lectura desde una óptica particular. <text:s/>No obstante, en los exámenes evaluaré el conocimiento de las lecturas y la capacidad para discutirlas críticamente. <text:s/>Las fechas de las lecturas pueden cambiar; anunciaré en su momento estos cambios. <text:s/></text:span></text:p>
      <text:p text:style-name="P3"/>
      <text:p text:style-name="N1rmal"><text:span text:style-name="T3">Objetivo</text:span><text:span text:style-name="T1">: Este es el segundo de la serie de tres cursos de política comparada del programa en ciencia política. <text:s/>Estará dedicado al estudio de dos temas clásicos en la política comparada de corte institucional: las implicaciones que en la vida de la ciudadanía tienen distintas formas de gobierno democrático; y el análisis de los sistemas electoral y de partidos, haciendo hincapié en su interacción. <text:s/></text:span></text:p>
      <text:p text:style-name="P3"/>
      <text:p text:style-name="N1rmal"><text:span text:style-name="T3">Horas de oficina</text:span><text:span text:style-name="T1">: Martes y jueves de 11:45 a 12:30, o con cita. </text:span></text:p>
      <text:p text:style-name="P3"/>
      <text:p text:style-name="N1rmal"><text:span text:style-name="T3">Comunicación</text:span><text:span text:style-name="T1">: Usaremos el foro de Piazza para la discusión fuera del salón de clase. El sistema permite recibir fácil y rápidamente ayuda de parte de sus compañeros y del profesor, además de circular anuncios. En vez de mandar mails, los invito a escribir posts en el foro. (Si tuvieran dificultades o tuvieran recomendaciones para los desarrolladores, escriban a team@piazza.com.) </text:span></text:p>
      <text:p text:style-name="Text_20_body">Encuentre la página del curso en <text:a xlink:type="simple" xlink:href="https://piazza.com/class/irmnk9ljwky2q6?cid=4" text:style-name="Internet_20_link" text:visited-style-name="Visited_20_Internet_20_Link"><text:span text:style-name="Internet_20_link"><text:span text:style-name="T11">https://piazza.com/itam.mx/</text:span></text:span></text:a><text:a xlink:type="simple" xlink:href="https://piazza.com/class/irmnk9ljwky2q6?cid=4" text:style-name="Internet_20_link" text:visited-style-name="Visited_20_Internet_20_Link"><text:span text:style-name="Internet_20_link"><text:span text:style-name="T12">spring</text:span></text:span></text:a><text:a xlink:type="simple" xlink:href="https://piazza.com/class/irmnk9ljwky2q6?cid=4" text:style-name="Internet_20_link" text:visited-style-name="Visited_20_Internet_20_Link"><text:span text:style-name="Internet_20_link"><text:span text:style-name="T11">201</text:span></text:span></text:a><text:a xlink:type="simple" xlink:href="https://piazza.com/class/irmnk9ljwky2q6?cid=4" text:style-name="Internet_20_link" text:visited-style-name="Visited_20_Internet_20_Link"><text:span text:style-name="Internet_20_link"><text:span text:style-name="T12">7</text:span></text:span></text:a><text:a xlink:type="simple" xlink:href="https://piazza.com/class/irmnk9ljwky2q6?cid=4" text:style-name="Internet_20_link" text:visited-style-name="Visited_20_Internet_20_Link"><text:span text:style-name="Internet_20_link"><text:span text:style-name="T11">/cso14041/home</text:span></text:span></text:a></text:p>
      <text:p text:style-name="N1rmal"><text:span text:style-name="T3">Evaluación</text:span><text:span text:style-name="T1">: Habrá dos exámenes, uno parcial y otro final. <text:s/>En su momento anunciaré el formato de ambos; cada uno cuenta 40% de la calificación final. <text:s/>El 20% restante dependerá de su desempeño en clase, participación y lecturas. <text:s/></text:span></text:p>
      <text:p text:style-name="P3"/>
      <text:p text:style-name="N1rmal"><text:span text:style-name="T3">Lecturas</text:span><text:span text:style-name="T1">: El material será distribuido en formato electrónico desde la página </text:span><text:a xlink:type="simple" xlink:href="http://allman.rhon.itam.mx/~emagar/pc2/" text:style-name="Internet_20_link" text:visited-style-name="Visited_20_Internet_20_Link"><text:span text:style-name="Internet_20_link"><text:span text:style-name="T1">http://ericmagar.com/clases/pc2/</text:span></text:span></text:a><text:span text:style-name="T1">. Si lo consiguen, es recomendable comprar un ejemplar del libro </text:span><text:span text:style-name="T3">Modelos de Democracia</text:span><text:span text:style-name="T1"> (Ed. </text:span><text:span text:style-name="T13">Ariel) de Arend Lijphart. </text:span></text:p>
      <text:p text:style-name="P10"/>
      <text:p text:style-name="P3"/>
      <text:p text:style-name="P11"/>
      <text:p text:style-name="P13">Lecturas</text:p>
      <text:p text:style-name="P3"/>
      <text:p text:style-name="P14">PARTE I – INTRODUCCION</text:p>
      <text:p text:style-name="P3"/>
      <text:p text:style-name="N1rmal"><text:span text:style-name="T2">Instituciones y el análisis institucional</text:span><text:span text:style-name="T1"> <text:s/>(</text:span><text:span text:style-name="T6">1</text:span><text:span text:style-name="T1">9 de </text:span><text:span text:style-name="T6">ener</text:span><text:span text:style-name="T1">o)</text:span></text:p>
      <text:p text:style-name="P15">Myerson, “Analysis of democratic Institutions: Structure, Conduct, and Performance,” pp. 77-89. <text:s/><text:span text:style-name="T1">(</text:span><text:span text:style-name="T4">Lectura optativa</text:span><text:span text:style-name="T3"> disponible en JSTOR en el </text:span><text:span text:style-name="T5">Journal of Economic Perspectives</text:span><text:span text:style-name="T3">, vol. 9, núm. 1, invierno 1995</text:span><text:span text:style-name="T1">.)</text:span></text:p>
      <text:p text:style-name="P17"/>
      <text:p text:style-name="P17"/>
      <text:p text:style-name="P14">PARTE II – FORMAS DE GOBIERNO DEMOCRATICO</text:p>
      <text:p text:style-name="P3"/>
      <text:p text:style-name="P9">EN EL FUTURO: cambiar Roskin por los country chapters de Comparative Pol Today</text:p>
      <text:p text:style-name="N1rmal"><text:span text:style-name="T2">El modelo de democracia Westminster</text:span><text:span text:style-name="T1"> <text:s/>(</text:span><text:span text:style-name="T6">2</text:span><text:span text:style-name="T7">4</text:span><text:span text:style-name="T1">, </text:span><text:span text:style-name="T6">2</text:span><text:span text:style-name="T7">6</text:span><text:span text:style-name="T1">, </text:span><text:span text:style-name="T6">3</text:span><text:span text:style-name="T7">1</text:span><text:span text:style-name="T1"> </text:span><text:span text:style-name="T6">de enero, </text:span><text:span text:style-name="T7">2</text:span><text:span text:style-name="T1"> </text:span><text:span text:style-name="T8">y 7 </text:span><text:span text:style-name="T1">de </text:span><text:span text:style-name="T6">febrer</text:span><text:span text:style-name="T1">o) </text:span></text:p>
      <text:p text:style-name="P15"><text:span text:style-name="T1">Lijphart, </text:span><text:span text:style-name="T3">Modelos de democracia</text:span><text:span text:style-name="T1">, </text:span></text:p>
      <text:p text:style-name="P19">cap. 1 “Introducción,” pp. 13-19;</text:p>
      <text:p text:style-name="P19">cap. 2 “El modelo Westminster de democracia,” pp. 21-41 y pp. 117-124. <text:s/></text:p>
      <text:p text:style-name="N1rmal">Hancock, <text:span text:style-name="T9">Politics in Europe</text:span>, </text:p>
      <text:p text:style-name="P18">cap. 1.1 “The context of British politics,” 19 pp.</text:p>
      <text:p text:style-name="P18">cap. 1.2 “Where is the power?” 27 pp.</text:p>
      <text:p text:style-name="P18">cap. 1.3 “Who has the power?” 24 pp.</text:p>
      <text:p text:style-name="P18">cap. 1.4 “How is the power used?” 15 pp.</text:p>
      <text:p text:style-name="P18">cap. 1.5 “What is the future of British politics?” 9 pp.</text:p>
      <text:p text:style-name="P20"/>
      <text:p text:style-name="N1rmal"><text:span text:style-name="T2">El modelo de democracia consensual</text:span><text:span text:style-name="T1"> <text:s/>(</text:span><text:span text:style-name="T7">9</text:span><text:span text:style-name="T1"> </text:span><text:span text:style-name="T8">y 14 </text:span><text:span text:style-name="T1">de </text:span><text:span text:style-name="T7">febrero</text:span><text:span text:style-name="T1">) </text:span></text:p>
      <text:p text:style-name="N1rmal"><text:span text:style-name="T1">Lijphart, </text:span><text:span text:style-name="T3">Modelos de democracia</text:span><text:span text:style-name="T1">, </text:span></text:p>
      <text:p text:style-name="P19">cap. 3 “El modelo consensual de democracia,” pp. 43-57; <text:s/></text:p>
      <text:p text:style-name="P19">cap. 4 “Treinta y seis democracias”, pp. 59-70. <text:s/></text:p>
      <text:p text:style-name="N1rmal"><text:span text:style-name="T9">The Economist</text:span>: “A special case: a survey of Switzerland,” pp. 3-18. <text:s/></text:p>
      <text:p text:style-name="N1rmal"/>
      <text:p text:style-name="N1rmal"><text:span text:style-name="T2">Tipos de sistemas constitucionales</text:span><text:span text:style-name="T1"> <text:s/>(1</text:span><text:span text:style-name="T8">6</text:span><text:span text:style-name="T1"> de </text:span><text:span text:style-name="T7">febrero</text:span><text:span text:style-name="T1">) </text:span></text:p>
      <text:p text:style-name="P15"><text:span text:style-name="T1">Lijphart, </text:span><text:span text:style-name="T3">Modelos de democracia</text:span><text:span text:style-name="T1">, cap. 7 “Relaciones entre el ejecutivo y el legislativo: modelos de predominio y de equilibrio de poder,” pp. 117-139. <text:s/></text:span></text:p>
      <text:p text:style-name="N1rmal">Linz, “The Perils of Presidentialism,” pp. 51-69. <text:s/></text:p>
      <text:p text:style-name="N1rmal"/>
      <text:p text:style-name="N1rmal"><text:span text:style-name="T2">Sistemas presidenciales</text:span><text:span text:style-name="T1"> <text:s/>(</text:span><text:span text:style-name="T7">21</text:span><text:span text:style-name="T1">, </text:span><text:span text:style-name="T7">2</text:span><text:span text:style-name="T1">3, 2</text:span><text:span text:style-name="T7">8</text:span><text:span text:style-name="T1"> de </text:span><text:span text:style-name="T7">febrero, </text:span><text:span text:style-name="T8">2 y 7 de marzo</text:span><text:span text:style-name="T1">) </text:span></text:p>
      <text:p text:style-name="P3">Constitución Política de los Estados Unidos Mexicanos, entera (compre un ejemplar). <text:s/></text:p>
      <text:p text:style-name="N1rmal"><text:span text:style-name="T1">Hamilton, Madison y Jay, </text:span><text:span text:style-name="T3">El Federalista</text:span><text:span text:style-name="T1">, números 10, 51 y 78 (24 pp.) <text:s/></text:span></text:p>
      <text:p text:style-name="P16">Weldon, “Las fuentes políticas del presidencialismo en México,” pp. 175-211. <text:s/></text:p>
      <text:p text:style-name="P15">McCubbins, “Government on Lay-Away: Federal Spending and Deficits under Divided Control,” pp. 113-153. <text:s/></text:p>
      <text:p text:style-name="P15">Magar, “El inmovilismo democrático a revisión,” pp. 11-25.</text:p>
      <text:p text:style-name="P15">Cheibub, Przeworski y Saiegh, “Government Coalitions and Legislative Success Under Presidentialism and Parliamentarism” pp. 567-87.</text:p>
      <text:p text:style-name="P15"><text:soft-page-break/>Jacobson, <text:span text:style-name="T9">The Politics </text:span><text:span text:style-name="T10">of Congressional Elections</text:span>, cap<text:span text:style-name="T15">s</text:span>. <text:span text:style-name="T15">1-3,</text:span> pp. 1-<text:span text:style-name="T15">51</text:span>; <text:s/></text:p>
      <text:p text:style-name="P15">Shugart y Carey, <text:span text:style-name="T9">Presidents and Assemblies</text:span>, cap. 8 “Assessing the powers of the presidency,” pp. 148-166. <text:s/><text:span text:style-name="T1">(</text:span><text:span text:style-name="T3">Lectura optativa</text:span><text:span text:style-name="T1">.)</text:span></text:p>
      <text:p text:style-name="P4"/>
      <text:p text:style-name="P4"/>
      <text:p text:style-name="P22"><text:span text:style-name="T2">EXAMEN PARCIAL:</text:span><text:span text:style-name="T1"> se </text:span><text:span text:style-name="T7">programa y </text:span><text:span text:style-name="T1">entrega </text:span><text:span text:style-name="T8">alrededor del 9 de marzo</text:span><text:span text:style-name="T1"><text:line-break/>(anunciaré el formato con anterioridad)</text:span></text:p>
      <text:p text:style-name="P9">EN EL FUTURO: CAMBIAR ALEMANIA POR ITALIA O ESPAÑA</text:p>
      <text:p text:style-name="P4"/>
      <text:p text:style-name="P4"/>
      <text:p text:style-name="N1rmal"><text:span text:style-name="T2">Sistemas Parlamentarios</text:span><text:span text:style-name="T1"> <text:s/>(</text:span><text:span text:style-name="T8">14</text:span><text:span text:style-name="T1">, </text:span><text:span text:style-name="T8">16</text:span><text:span text:style-name="T1"> y </text:span><text:span text:style-name="T8">21</text:span><text:span text:style-name="T1"> de </text:span><text:span text:style-name="T7">marzo</text:span><text:span text:style-name="T1">) </text:span></text:p>
      <text:p text:style-name="N1rmal"><text:span text:style-name="T1">Lijphart, </text:span><text:span text:style-name="T3">Modelos de democracia</text:span><text:span text:style-name="T1">, </text:span></text:p>
      <text:p text:style-name="P23">cap. 6 “Gabinetes: concentración frente a división del poder ejecutivo,” pp. 95-116. </text:p>
      <text:p text:style-name="P23">cap. 11 “Parlamentos y congresos: concentración frente a división del poder legislativo,” pp. 189-202. </text:p>
      <text:p text:style-name="N1rmal">Hancock, <text:span text:style-name="T9">Politics in Europe</text:span>, </text:p>
      <text:p text:style-name="P18">cap. 3.1 “The context of German politics,” 28 pp.</text:p>
      <text:p text:style-name="P18">cap. 3.2 “Where is the power?” 18 pp.</text:p>
      <text:p text:style-name="P18">cap. 3.3 “Who has the power?” 28 pp.</text:p>
      <text:p text:style-name="P18">cap. 3.4 “How is the power used?” 14 pp.</text:p>
      <text:p text:style-name="P18">cap. 3.5 “What is the future of German politics?” 15 pp.</text:p>
      <text:p text:style-name="P3"/>
      <text:p text:style-name="N1rmal"><text:span text:style-name="T2">Sistemas semi-presidenciales</text:span><text:span text:style-name="T1"> <text:s/>(</text:span><text:span text:style-name="T8">23</text:span><text:span text:style-name="T1"> y </text:span><text:span text:style-name="T8">28</text:span><text:span text:style-name="T1"> de </text:span><text:span text:style-name="T7">marzo</text:span><text:span text:style-name="T1">) </text:span></text:p>
      <text:p text:style-name="P15">Duverger, “A New Political System Model: Semi-Presidential Government,” pp. 142-49. <text:s/></text:p>
      <text:p text:style-name="P15">Schleiter y Morgan-Jones “Review Article: Citizens, Presidents and Assemblies: The Study of Semi-Presidentialism beyond Duverger and Linz,” pp. 871-92.</text:p>
      <text:p text:style-name="N1rmal">Hancock, <text:span text:style-name="T9">Politics in Europe</text:span>, </text:p>
      <text:p text:style-name="P18">cap. 2.1 “The context of French politics,” 15 pp.</text:p>
      <text:p text:style-name="P18">cap. 2.2 “Where is the power?” 27 pp.</text:p>
      <text:p text:style-name="P18">cap. 2.3 “Who has the power?” 42 pp.</text:p>
      <text:p text:style-name="P18">cap. 2.4 “How is the power used?” 12 pp.</text:p>
      <text:p text:style-name="P18">cap. 2.5 “What is the future of French politics?” 18 pp.</text:p>
      <text:p text:style-name="P3"/>
      <text:p text:style-name="P8"/>
      <text:p text:style-name="P14">PARTE III – PARTIDOS Y ELECCIONES</text:p>
      <text:p text:style-name="P3"/>
      <text:p text:style-name="N1rmal"><text:span text:style-name="T2">Sistemas electorales</text:span><text:span text:style-name="T1"> <text:s/>(3</text:span><text:span text:style-name="T8">0</text:span><text:span text:style-name="T1"> de </text:span><text:span text:style-name="T8">marzo y 4 de abril</text:span><text:span text:style-name="T1">) </text:span></text:p>
      <text:p text:style-name="P15"><text:span text:style-name="T1">Lijphart, </text:span><text:span text:style-name="T3">Modelos de democracia</text:span><text:span text:style-name="T1">, cap. 8 “Sistemas electorales: método de mayoría absoluta y mayoría relativa frente a representación proporcional,” pp. 141-164. </text:span></text:p>
      <text:p text:style-name="P15">Lijphart, <text:span text:style-name="T9">Electoral Systems and Party Systems</text:span>, </text:p>
      <text:p text:style-name="P18">cap. 1 “Goals and methods,” pp. 1-9;</text:p>
      <text:p text:style-name="P18">cap. 2 “Electoral systems: types, patterns, trends,” pp. 10-56. <text:s/></text:p>
      <text:p text:style-name="P15">Broz y Maliniak “Malapportionment, Gasoline Taxes, and the United Nations Framework Convention on Climate Change” 37 pp.</text:p>
      <text:p text:style-name="N1rmal"><text:soft-page-break/>Jones, “A Guide to the Electoral Systems of the Americas,” pp. 5-21. <text:s/></text:p>
      <text:p text:style-name="N1rmal">Jones, “A Guide to the Electoral Systems of the Americas: An Update,” pp. 13-15. <text:s/></text:p>
      <text:p text:style-name="P15"/>
      <text:p text:style-name="N1rmal"><text:span text:style-name="T2">El sistema de partidos</text:span><text:span text:style-name="T1"> <text:s/>(</text:span><text:span text:style-name="T8">6</text:span><text:span text:style-name="T1"> </text:span><text:span text:style-name="T8">y 11 </text:span><text:span text:style-name="T1">de </text:span><text:span text:style-name="T8">abril</text:span><text:span text:style-name="T1">) </text:span></text:p>
      <text:p text:style-name="N1rmal">Beck, <text:span text:style-name="T9">Party Politics in America</text:span>, “Parties and party systems,” pp. 1-32. <text:s/></text:p>
      <text:p text:style-name="P3"/>
      <text:p text:style-name="N1rmal"><text:span text:style-name="T2">El número de partidos</text:span><text:span text:style-name="T1"> <text:s/>(</text:span><text:span text:style-name="T8">13</text:span><text:span text:style-name="T1"> </text:span><text:span text:style-name="T8">y 18 </text:span><text:span text:style-name="T1">de </text:span><text:span text:style-name="T8">abril</text:span><text:span text:style-name="T1">) </text:span></text:p>
      <text:p text:style-name="N1rmal">Beck, <text:span text:style-name="T9">Party Politics in America</text:span>, “The American Two-Party System,” pp. 33-65. <text:s/></text:p>
      <text:p text:style-name="P15"><text:span text:style-name="T1">Lijphart, </text:span><text:span text:style-name="T3">Modelos de democracia</text:span><text:span text:style-name="T1">, cap. 5 “Sistemas de partidos: modelos bipartidistas y multipartidistas,” pp. 71-94. </text:span></text:p>
      <text:p text:style-name="N1rmal">Mainwaring, “Presidentialism, Multipartism, and Democracy,” pp. 198-228. <text:s/></text:p>
      <text:p text:style-name="N1rmal">Molinar, “Counting the Number of Parties: An Alternative Index,” pp. 1383-91. <text:s/></text:p>
      <text:p text:style-name="N1rmal">Taagepera, “Supplementing the Effective Number of Parties,” pp. 497-504. <text:s/></text:p>
      <text:p text:style-name="N1rmal"/>
      <text:p text:style-name="N1rmal"><text:span text:style-name="T2">Patrones de competencia partidista</text:span><text:span text:style-name="T1"> <text:s/>(</text:span><text:span text:style-name="T8">20</text:span><text:span text:style-name="T1"> </text:span><text:span text:style-name="T8">y 25 </text:span><text:span text:style-name="T1">de </text:span><text:span text:style-name="T8">abril</text:span><text:span text:style-name="T1">) </text:span></text:p>
      <text:p text:style-name="P15">Magar, Rosenblum y Samuels, “On the absence of centripetal incentives in double-member districts: The case of Chile,” pp. 714-739. <text:s/></text:p>
      <text:p text:style-name="N1rmal"><text:span text:style-name="T1">Sartori, </text:span><text:span text:style-name="T3">Partidos y sistemas de partidos</text:span><text:span text:style-name="T1">, </text:span></text:p>
      <text:p text:style-name="P24">cap. 5 “El criterio numérico,” pp. 151-159;</text:p>
      <text:p text:style-name="P24">cap 6 “Sistemas competitivos,” pp. 165-258. <text:s/></text:p>
      <text:p text:style-name="N1rmal">LaPalombara, <text:span text:style-name="T9">Democracy, Italian Style</text:span>, pp. 1-8, 16-24, 117-143. <text:s/></text:p>
      <text:p text:style-name="N1rmal">Capoccia, “Anti-System Parties: A Conceptual Reassessment,” pp. 9-35. <text:s/></text:p>
      <text:p text:style-name="N1rmal"/>
      <text:p text:style-name="N1rmal"><text:span text:style-name="T2">Partidos como organizaciones</text:span><text:span text:style-name="T1"> <text:s/>(</text:span><text:span text:style-name="T8">27 de abril</text:span><text:span text:style-name="T1">) </text:span></text:p>
      <text:p text:style-name="N1rmal">Riordon, <text:span text:style-name="T9">Plunkitt of Tamany Hall</text:span>, entero, pp. 1-136. <text:s/></text:p>
      <text:p text:style-name="N1rmal"><text:span text:style-name="T1">OJO: esta clase será más larga. Nos reuniremos de 15:00 a 17:30 para ver y discutir la película </text:span><text:span text:style-name="T3">The Last Hurrah</text:span><text:span text:style-name="T1"> de J. Ford (1958) o </text:span><text:span text:style-name="T3">All the King’s Men</text:span><text:span text:style-name="T1"> de R. Rossen (1949). </text:span></text:p>
      <text:p text:style-name="P3"/>
      <text:p text:style-name="N1rmal"><text:span text:style-name="T2">La interacción entre los sistemas electoral y de partidos</text:span><text:span text:style-name="T1"> <text:s/>(</text:span><text:span text:style-name="T8">2</text:span><text:span text:style-name="T1">, </text:span><text:span text:style-name="T8">4 y 9 </text:span><text:span text:style-name="T1">de </text:span><text:span text:style-name="T8">mayo</text:span><text:span text:style-name="T1">) </text:span></text:p>
      <text:p text:style-name="P25">Duverger, “El dualismo de los partidos” y “El multipartidismo,” pp. 235-281. <text:s/></text:p>
      <text:p text:style-name="N1rmal"><text:span text:style-name="T1">Cox, </text:span><text:span text:style-name="T3">Making votes count</text:span><text:span text:style-name="T1">, </text:span></text:p>
      <text:p text:style-name="P21">cap. 1 “Introduction” pp. 3-12,</text:p>
      <text:p text:style-name="P21">cap. 2 “Duverger's propositions” pp. 13-35,</text:p>
      <text:p text:style-name="P21">cap. 4 “Strategic voting in single-member single-ballot systems” pp. 69-98</text:p>
      <text:p text:style-name="P15">Lijphart, <text:span text:style-name="T9">Electoral Systems and Party Systems</text:span>, </text:p>
      <text:p text:style-name="P18">cap. 3 “Disproportionality, multipartism, and majority victories,” pp. 57-77;</text:p>
      <text:p text:style-name="P18">cap. 4 “Changes in elections rules in the same country,” pp. 78-94;</text:p>
      <text:p text:style-name="P18">cap. 5 “Bivariate and multivariate analyses,” pp. 95-117;</text:p>
      <text:p text:style-name="P19">app. A “Proportional representation formulas,” pp. 153-159. <text:s/></text:p>
      <text:p text:style-name="P3">Magar, “Gubernatorial coattails in Mexican congressional elections” 35 pp.</text:p>
      <text:p text:style-name="P3"/>
      <text:p text:style-name="P3"/>
      <text:p text:style-name="P14">PARTE IV – RECAPITULACION</text:p>
      <text:p text:style-name="P3"><text:soft-page-break/></text:p>
      <text:p text:style-name="N1rmal"><text:span text:style-name="T2">Instituciones, convivencia política y método comparativo</text:span><text:span text:style-name="T1"> (</text:span><text:span text:style-name="T8">16</text:span><text:span text:style-name="T1"> </text:span><text:span text:style-name="T8">y 18 </text:span><text:span text:style-name="T1">de </text:span><text:span text:style-name="T8">mayo</text:span><text:span text:style-name="T1">) </text:span></text:p>
      <text:p text:style-name="N1rmal"><text:span text:style-name="T1">Lijphart, </text:span><text:span text:style-name="T3">Modelos de democracia</text:span><text:span text:style-name="T1">, </text:span></text:p>
      <text:p text:style-name="P23">cap. 14 “Mapa conceptual bidimensional de la democracia,” pp. 227-239; </text:p>
      <text:p text:style-name="P23">cap. 16 “Calidad de la democracia y una democracia “más benigna y benévola”: la democracia consensual resulta ventajosa,” pp. 257-27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N1rmal_20__2b__20_1_20_line_20_spacing" style:display-name="N1rmal + 1 line spacing" style:family="paragraph" style:parent-style-name="Standard">
      <style:paragraph-properties fo:line-height="100%"/>
    </style:style>
    <style:style style:name="Heading_20_2" style:display-name="Heading 2" style:family="paragraph" style:parent-style-name="N1rmal_20__2b__20_1_20_line_20_spacing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N1rmal_20__2b__20_1_20_line_20_spacing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language="es" fo:country="MX" fo:font-weight="bold" style:font-weight-asian="bold" style:font-weight-complex="bold"/>
    </style:style>
    <style:style style:name="N1rmal" style:family="paragraph" style:parent-style-name="Standard">
      <style:paragraph-properties fo:line-height="100%"/>
    </style:style>
    <style:style style:name="Text_20_body_20_indent" style:display-name="Text body indent" style:family="paragraph" style:parent-style-name="Standard" style:class="text">
      <style:paragraph-properties fo:margin-left="0.4925in" fo:margin-right="0in" fo:line-height="100%" fo:text-indent="-0.4925in" style:auto-text-indent="false"/>
      <style:text-properties style:font-size-complex="12pt"/>
    </style:style>
    <style:style style:name="c1ntrado" style:family="paragraph" style:parent-style-name="N1rmal_20__2b__20_1_20_line_20_spacing">
      <style:paragraph-properties fo:text-align="center" style:justify-single-word="false"/>
    </style:style>
    <style:style style:name="N2rmal_20__2b__20_2_20_line_20_spacing" style:display-name="N2rmal + 2 line spacing" style:family="paragraph" style:parent-style-name="Standard"/>
    <style:style style:name="c2ntrado" style:family="paragraph" style:parent-style-name="N2rmal_20__2b__20_2_20_line_20_spacing">
      <style:paragraph-properties fo:text-align="center" style:justify-single-word="false"/>
    </style:style>
    <style:style style:name="Centrado" style:family="paragraph" style:parent-style-name="N1rmal_20__2b__20_1_20_line_20_spacing">
      <style:paragraph-properties fo:text-align="center" style:justify-single-word="false"/>
    </style:style>
    <style:style style:name="Fg_20_Figure_2f_Table" style:display-name="Fg Figure/Table" style:family="paragraph" style:parent-style-name="N1rmal_20__2b__20_1_20_line_20_spacing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N1rmal_20__2b__20_1_20_line_20_spacing" style:class="extra"/>
    <style:style style:name="Footnote_20_sangrado" style:display-name="Footnote sangrado" style:family="paragraph" style:parent-style-name="Footnote">
      <style:paragraph-properties fo:margin-left="0.3937in" fo:margin-right="0in" fo:text-indent="0in" style:auto-text-indent="false"/>
    </style:style>
    <style:style style:name="Framed_20_title" style:display-name="Framed title" style:family="paragraph" style:parent-style-name="Standard" style:next-style-name="Standard">
      <style:paragraph-properties fo:margin-left="0.3937in" fo:margin-right="0in" fo:line-height="100%" fo:text-indent="-0.3937in" style:auto-text-indent="false" fo:padding-left="0.0555in" fo:padding-right="0.0555in" fo:padding-top="0.0138in" fo:padding-bottom="0.0138in" fo:border="0.51pt solid #000000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idden_20_paragraph" style:display-name="Hidden paragraph" style:family="paragraph" style:parent-style-name="N1rmal_20__2b__20_1_20_line_20_spacing">
      <style:text-properties text:display="none"/>
    </style:style>
    <style:style style:name="paispoe" style:family="paragraph" style:parent-style-name="Standard">
      <style:paragraph-properties fo:margin-left="0.8862in" fo:margin-right="0in" fo:text-indent="-0.8862in" style:auto-text-indent="false">
        <style:tab-stops>
          <style:tab-stop style:position="1.772in"/>
        </style:tab-stops>
      </style:paragraph-properties>
    </style:style>
    <style:style style:name="Texto_20_sin_20_formato" style:display-name="Texto sin formato" style:family="paragraph" style:parent-style-name="N1rmal_20__2b__20_1_20_line_20_spacing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PS_20_Párr._20_sangrado" style:display-name="PS Párr. sangrado" style:family="paragraph" style:parent-style-name="Standard">
      <style:paragraph-properties fo:margin-left="0.248in" fo:margin-right="0in" fo:text-indent="0in" style:auto-text-indent="false"/>
    </style:style>
    <style:style style:name="S1_20_N1_2b_Sangrado" style:display-name="S1 N1+Sangrado" style:family="paragraph" style:parent-style-name="N1rmal_20__2b__20_1_20_line_20_spacing">
      <style:paragraph-properties fo:margin-left="0.3937in" fo:margin-right="0in" fo:text-indent="0in" style:auto-text-indent="false"/>
    </style:style>
    <style:style style:name="S1_20_N1_2b_Sangrado_2b_itálicas" style:display-name="S1 N1+Sangrado+itálicas" style:family="paragraph" style:parent-style-name="N1rmal_20__2b__20_1_20_line_20_spacing">
      <style:paragraph-properties fo:margin-left="0.3937in" fo:margin-right="0in" fo:text-indent="0in" style:auto-text-indent="false"/>
    </style:style>
    <style:style style:name="TI_20_imported_20_text" style:display-name="TI imported text" style:family="paragraph" style:parent-style-name="N1rmal_20__2b__20_1_20_line_20_spacing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Bibliog" style:family="paragraph" style:parent-style-name="N1rmal">
      <style:paragraph-properties fo:margin-left="0.3937in" fo:margin-right="0in" fo:text-indent="-0.3937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WW-Absatz-Standardschriftart11111111111111" style:family="text"/>
    <style:style style:name="WW-Fuente_20_de_20_párrafo_20_predeter." style:display-name="WW-Fuente de párrafo predeter.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Fuente_20_de_20_párrafo_20_predeter.1" style:display-name="WW-Fuente de párrafo predeter.1" style:family="text"/>
    <style:style style:name="Visited_20_Internet_20_Link" style:display-name="Visited Internet Link" style:family="text" style:parent-style-name="WW-Fuente_20_de_20_párrafo_20_predeter.1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WW-Fuente_20_de_20_párrafo_20_predeter.1">
      <style:text-properties style:text-position="super 58%"/>
    </style:style>
    <style:style style:name="Internet_20_link" style:display-name="Internet link" style:family="text" style:parent-style-name="WW-Fuente_20_de_20_párrafo_20_predeter.1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Fuente_20_de_20_párrafo_20_predeter.1"/>
    <style:style style:name="standard_20_character" style:display-name="standard character" style:family="text">
      <style:text-properties fo:font-size="12pt" style:font-size-asian="12pt"/>
    </style:style>
    <style:style style:name="Strong_20_Emphasis" style:display-name="Strong Emphasis" style:family="text" style:parent-style-name="WW-Fuente_20_de_20_párrafo_20_predeter.1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.1929in" fo:margin-bottom="1in" fo:margin-left="1.248in" fo:margin-right="1.248in" style:writing-mode="lr-tb" style:layout-grid-color="#c0c0c0" style:layout-grid-lines="21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AM – Departamento de Ciencia Política</dc:title>
    <meta:initial-creator>ITAM ITAM</meta:initial-creator>
    <meta:creation-date>2010-01-12T10:57:00</meta:creation-date>
    <dc:date>2017-03-07T09:59:59.614617292</dc:date>
    <meta:print-date>2010-08-10T12:14:00</meta:print-date>
    <meta:editing-cycles>9</meta:editing-cycles>
    <meta:editing-duration>PT26M11S</meta:editing-duration>
    <meta:generator>LibreOffice/4.2.8.2$Linux_X86_64 LibreOffice_project/420m0$Build-2</meta:generator>
    <meta:document-statistic meta:table-count="1" meta:image-count="0" meta:object-count="0" meta:page-count="5" meta:paragraph-count="110" meta:word-count="1265" meta:character-count="8292" meta:non-whitespace-character-count="7017"/>
  </office:meta>
</office:document-meta>
</file>